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fbbf" officeooo:paragraph-rsid="001bf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 de fichier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2:34:45.734000000</meta:creation-date>
    <dc:date>2016-11-23T12:35:05.872000000</dc:date>
    <meta:editing-duration>PT20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5.2.1.2$Windows_X86_64 LibreOffice_project/31dd62db80d4e60af04904455ec9c9219178d620</meta:generator>
  </office:meta>
</office:document-meta>
</file>